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02cm" fo:min-width="4.58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Arrowheads_20_15" draw:marker-end-width="0.3cm" draw:fill="none" draw:textarea-vertical-align="middle"/>
    </style:style>
    <style:style style:name="gr6" style:family="graphic" style:parent-style-name="objectwithoutfill">
      <style:graphic-properties svg:stroke-color="#00a933" draw:marker-end="Arrowheads_20_16" draw:marker-end-width="0.3cm" draw:fill="none" draw:textarea-vertical-align="middle"/>
    </style:style>
    <style:style style:name="gr7" style:family="graphic" style:parent-style-name="objectwithoutfill">
      <style:graphic-properties svg:stroke-color="#00a933" draw:marker-end="Arrowheads_20_17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heads_20_18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25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26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27" draw:marker-end-width="0.3cm" draw:fill="none" draw:textarea-vertical-align="middle"/>
    </style:style>
    <style:style style:name="gr14" style:family="graphic" style:parent-style-name="objectwithoutfill">
      <style:graphic-properties svg:stroke-color="#00a933" draw:marker-end="Arrowheads_20_28" draw:marker-end-width="0.3cm" draw:fill="none" draw:textarea-vertical-align="middle"/>
    </style:style>
    <style:style style:name="gr15" style:family="graphic" style:parent-style-name="objectwithoutfill">
      <style:graphic-properties svg:stroke-color="#00a933" draw:marker-end="Arrowheads_20_29" draw:marker-end-width="0.3cm" draw:fill="none" draw:textarea-vertical-align="middle"/>
    </style:style>
    <style:style style:name="gr16" style:family="graphic" style:parent-style-name="objectwithoutfill">
      <style:graphic-properties svg:stroke-color="#00a933" draw:marker-end="Arrowheads_20_30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Arrowheads_20_31" draw:marker-end-width="0.3cm" draw:fill="none" draw:textarea-vertical-align="middle"/>
    </style:style>
    <style:style style:name="gr18" style:family="graphic" style:parent-style-name="objectwithoutfill">
      <style:graphic-properties draw:marker-end="Arrowheads_20_32" draw:marker-end-width="0.3cm" draw:fill="none" draw:textarea-vertical-align="middle"/>
    </style:style>
    <style:style style:name="gr19" style:family="graphic" style:parent-style-name="objectwithoutfill">
      <style:graphic-properties draw:marker-end="Arrowheads_20_33" draw:marker-end-width="0.3cm" draw:fill="none" draw:textarea-vertical-align="middle"/>
    </style:style>
    <style:style style:name="gr20" style:family="graphic" style:parent-style-name="objectwithoutfill">
      <style:graphic-properties draw:marker-end="Arrowheads_20_34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Arrowheads_20_35" draw:marker-end-width="0.3cm" draw:fill="none" draw:textarea-vertical-align="middle"/>
    </style:style>
    <style:style style:name="gr22" style:family="graphic" style:parent-style-name="objectwithoutfill">
      <style:graphic-properties svg:stroke-color="#ff0000" draw:marker-end="Arrowheads_20_36" draw:marker-end-width="0.3cm" draw:fill="none" draw:textarea-vertical-align="middle"/>
    </style:style>
    <style:style style:name="gr23" style:family="graphic" style:parent-style-name="objectwithoutfill">
      <style:graphic-properties svg:stroke-color="#ff0000" draw:marker-end="Arrowheads_20_37" draw:marker-end-width="0.3cm" draw:fill="none" draw:textarea-vertical-align="middle"/>
    </style:style>
    <style:style style:name="gr24" style:family="graphic" style:parent-style-name="standard">
      <style:graphic-properties svg:stroke-opacity="100%" draw:textarea-horizontal-align="justify" draw:textarea-vertical-align="middle" draw:auto-grow-height="false" fo:min-height="0.385cm" fo:min-width="3.31cm"/>
      <style:paragraph-properties style:writing-mode="lr-tb"/>
    </style:style>
    <style:style style:name="gr25" style:family="graphic" style:parent-style-name="standard">
      <style:graphic-properties svg:stroke-opacity="100%" draw:fill-color="#00a933" draw:textarea-horizontal-align="justify" draw:textarea-vertical-align="middle" draw:auto-grow-height="false" fo:min-height="0.385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27cm" svg:x="1.317cm" svg:y="3.857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81cm" svg:height="1.27cm" svg:x="7.349cm" svg:y="6.715cm"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81cm" svg:height="1.27cm" svg:x="7.349cm" svg:y="11.794cm">
          <text:p text:style-name="P1">Memb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81cm" svg:height="1.27cm" svg:x="7.349cm" svg:y="18.78cm">
          <text:p text:style-name="P1">Generat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8cm" svg:height="1.27cm" svg:x="14.652cm" svg:y="9.255cm">
          <text:p text:style-name="P1">teamHelp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08cm" svg:height="1.27cm" svg:x="10.842cm" svg:y="5.127cm">
          <text:p text:style-name="P1">Help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08cm" svg:height="1.27cm" svg:x="14.652cm" svg:y="14.334cm">
          <text:p text:style-name="P1">memberHelp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08cm" svg:height="1.27cm" svg:x="14.652cm" svg:y="21.32cm">
          <text:p text:style-name="P1">generateHelp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1.27cm" svg:x="1.317cm" svg:y="24.177cm">
          <text:p text:style-name="P1">Exi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222cm" svg:y1="5.127cm" svg:x2="3.222cm" svg:y2="24.177cm" draw:start-shape="id1" draw:start-glue-point="2" draw:end-shape="id2" draw:end-glue-point="0" svg:d="M3222 5127v19050" svg:viewBox="0 0 1 19051">
          <text:p/>
        </draw:connector>
        <draw:connector draw:style-name="gr5" draw:text-style-name="P4" draw:layer="layout" draw:type="lines" draw:line-skew="1.404cm -0.134cm" svg:x1="13.382cm" svg:y1="6.397cm" svg:x2="17.192cm" svg:y2="9.255cm" draw:start-shape="id3" draw:start-glue-point="2" draw:end-shape="id4" draw:end-glue-point="0" svg:d="M13382 6397v1905l3810 318v635" svg:viewBox="0 0 3811 2859">
          <text:p/>
        </draw:connector>
        <draw:connector draw:style-name="gr6" draw:text-style-name="P4" draw:layer="layout" draw:type="lines" draw:line-skew="6.484cm -0.134cm" svg:x1="13.382cm" svg:y1="6.397cm" svg:x2="17.192cm" svg:y2="14.334cm" draw:start-shape="id3" draw:start-glue-point="2" draw:end-shape="id5" draw:end-glue-point="0" svg:d="M13382 6397v6985l3810 317v635" svg:viewBox="0 0 3811 7938">
          <text:p/>
        </draw:connector>
        <draw:connector draw:style-name="gr7" draw:text-style-name="P4" draw:layer="layout" draw:type="lines" draw:line-skew="13.469cm -0.134cm" svg:x1="13.382cm" svg:y1="6.397cm" svg:x2="17.192cm" svg:y2="21.32cm" draw:start-shape="id3" draw:start-glue-point="2" draw:end-shape="id6" draw:end-glue-point="0" svg:d="M13382 6397v13970l3810 318v635" svg:viewBox="0 0 3811 14924">
          <text:p/>
        </draw:connector>
        <draw:connector draw:style-name="gr8" draw:text-style-name="P4" draw:layer="layout" draw:type="lines" draw:line-skew="0.134cm 3.944cm" svg:x1="19.732cm" svg:y1="9.89cm" svg:x2="15.922cm" svg:y2="5.762cm" draw:start-shape="id4" draw:start-glue-point="1" draw:end-shape="id3" draw:end-glue-point="1" svg:d="M19732 9890h635v-4128h-4445" svg:viewBox="0 0 4446 4129">
          <text:p/>
        </draw:connector>
        <draw:connector draw:style-name="gr9" draw:text-style-name="P4" draw:layer="layout" draw:type="lines" draw:line-skew="0.134cm 3.944cm" svg:x1="19.732cm" svg:y1="14.969cm" svg:x2="15.922cm" svg:y2="5.762cm" draw:start-shape="id5" draw:start-glue-point="1" draw:end-shape="id3" draw:end-glue-point="1" svg:d="M19732 14969h635v-9207h-4445" svg:viewBox="0 0 4446 9208">
          <text:p/>
        </draw:connector>
        <draw:connector draw:style-name="gr10" draw:text-style-name="P4" draw:layer="layout" draw:type="lines" draw:line-skew="0.134cm 3.944cm" svg:x1="19.732cm" svg:y1="21.955cm" svg:x2="15.922cm" svg:y2="5.762cm" draw:start-shape="id6" draw:start-glue-point="1" draw:end-shape="id3" draw:end-glue-point="1" svg:d="M19732 21955h635v-16193h-4445" svg:viewBox="0 0 4446 16194">
          <text:p/>
        </draw:connector>
        <draw:connector draw:style-name="gr11" draw:text-style-name="P4" draw:layer="layout" draw:type="lines" svg:x1="14.652cm" svg:y1="14.969cm" svg:x2="11.159cm" svg:y2="12.429cm" draw:start-shape="id5" draw:start-glue-point="3" draw:end-shape="id7" draw:end-glue-point="1" svg:d="M14652 14969h-501l-2491-2540h-501" svg:viewBox="0 0 3494 2541">
          <text:p/>
        </draw:connector>
        <draw:connector draw:style-name="gr12" draw:text-style-name="P4" draw:layer="layout" draw:type="lines" svg:x1="14.652cm" svg:y1="21.955cm" svg:x2="11.159cm" svg:y2="19.415cm" draw:start-shape="id6" draw:start-glue-point="3" draw:end-shape="id8" draw:end-glue-point="1" svg:d="M14652 21955h-501l-2491-2540h-501" svg:viewBox="0 0 3494 2541">
          <text:p/>
        </draw:connector>
        <draw:connector draw:style-name="gr13" draw:text-style-name="P4" draw:layer="layout" draw:type="lines" svg:x1="14.652cm" svg:y1="9.89cm" svg:x2="11.159cm" svg:y2="7.35cm" draw:start-shape="id4" draw:start-glue-point="3" draw:end-shape="id9" draw:end-glue-point="1" svg:d="M14652 9890h-501l-2491-2540h-501" svg:viewBox="0 0 3494 2541">
          <text:p/>
        </draw:connector>
        <draw:connector draw:style-name="gr14" draw:text-style-name="P4" draw:layer="layout" draw:type="lines" svg:x1="9.254cm" svg:y1="7.985cm" svg:x2="17.192cm" svg:y2="9.255cm" draw:start-shape="id9" draw:start-glue-point="2" draw:end-shape="id4" draw:end-glue-point="0" svg:d="M9254 7985v501l7938 268v501" svg:viewBox="0 0 7939 1271">
          <text:p/>
        </draw:connector>
        <draw:connector draw:style-name="gr15" draw:text-style-name="P4" draw:layer="layout" draw:type="lines" svg:x1="9.254cm" svg:y1="13.064cm" svg:x2="17.192cm" svg:y2="14.334cm" draw:start-shape="id7" draw:start-glue-point="2" draw:end-shape="id5" draw:end-glue-point="0" svg:d="M9254 13064v501l7938 268v501" svg:viewBox="0 0 7939 1271">
          <text:p/>
        </draw:connector>
        <draw:connector draw:style-name="gr16" draw:text-style-name="P4" draw:layer="layout" draw:type="lines" svg:x1="9.254cm" svg:y1="20.05cm" svg:x2="17.192cm" svg:y2="21.32cm" draw:start-shape="id8" draw:start-glue-point="2" draw:end-shape="id6" draw:end-glue-point="0" svg:d="M9254 20050v501l7938 268v501" svg:viewBox="0 0 7939 1271">
          <text:p/>
        </draw:connector>
        <draw:connector draw:style-name="gr17" draw:text-style-name="P4" draw:layer="layout" draw:type="lines" svg:x1="13.382cm" svg:y1="5.127cm" svg:x2="5.127cm" svg:y2="4.492cm" draw:start-shape="id3" draw:start-glue-point="0" draw:end-shape="id1" draw:end-glue-point="1" svg:d="M13382 5127v-501l-7754-134h-501" svg:viewBox="0 0 8256 636">
          <text:p/>
        </draw:connector>
        <draw:connector draw:style-name="gr18" draw:text-style-name="P4" draw:layer="layout" draw:type="lines" draw:line-skew="0.134cm" svg:x1="3.222cm" svg:y1="5.127cm" svg:x2="9.254cm" svg:y2="6.715cm" draw:start-shape="id1" draw:start-glue-point="2" draw:end-shape="id9" draw:end-glue-point="0" svg:d="M3222 5127v635l6032 452v501" svg:viewBox="0 0 6033 1589">
          <text:p/>
        </draw:connector>
        <draw:connector draw:style-name="gr19" draw:text-style-name="P4" draw:layer="layout" draw:type="lines" draw:line-skew="5.214cm" svg:x1="3.222cm" svg:y1="5.127cm" svg:x2="9.254cm" svg:y2="11.794cm" draw:start-shape="id1" draw:start-glue-point="2" draw:end-shape="id7" draw:end-glue-point="0" svg:d="M3222 5127v5715l6032 451v501" svg:viewBox="0 0 6033 6668">
          <text:p/>
        </draw:connector>
        <draw:connector draw:style-name="gr20" draw:text-style-name="P4" draw:layer="layout" draw:type="lines" draw:line-skew="12.199cm" svg:x1="3.222cm" svg:y1="5.127cm" svg:x2="9.254cm" svg:y2="18.78cm" draw:start-shape="id1" draw:start-glue-point="2" draw:end-shape="id8" draw:end-glue-point="0" svg:d="M3222 5127v12700l6032 452v501" svg:viewBox="0 0 6033 13654">
          <text:p/>
        </draw:connector>
        <draw:connector draw:style-name="gr21" draw:text-style-name="P4" draw:layer="layout" draw:type="lines" svg:x1="7.349cm" svg:y1="7.35cm" svg:x2="5.127cm" svg:y2="4.492cm" draw:start-shape="id9" draw:start-glue-point="3" draw:end-shape="id1" draw:end-glue-point="1" svg:d="M7349 7350h-501l-1220-2858h-501" svg:viewBox="0 0 2223 2859">
          <text:p/>
        </draw:connector>
        <draw:connector draw:style-name="gr22" draw:text-style-name="P4" draw:layer="layout" draw:type="lines" svg:x1="7.349cm" svg:y1="12.429cm" svg:x2="5.127cm" svg:y2="4.492cm" draw:start-shape="id7" draw:start-glue-point="3" draw:end-shape="id1" draw:end-glue-point="1" svg:d="M7349 12429h-501l-1220-7937h-501" svg:viewBox="0 0 2223 7938">
          <text:p/>
        </draw:connector>
        <draw:connector draw:style-name="gr23" draw:text-style-name="P4" draw:layer="layout" draw:type="lines" svg:x1="7.349cm" svg:y1="19.415cm" svg:x2="5.127cm" svg:y2="4.492cm" draw:start-shape="id8" draw:start-glue-point="3" draw:end-shape="id1" draw:end-glue-point="1" svg:d="M7349 19415h-501l-1220-14923h-501" svg:viewBox="0 0 2223 14924">
          <text:p/>
        </draw:connector>
        <draw:custom-shape draw:style-name="gr24" draw:text-style-name="P1" draw:layer="layout" svg:width="3.81cm" svg:height="0.635cm" svg:x="8.937cm" svg:y="9.255cm">
          <text:p text:style-name="P1"><text:span text:style-name="T1">getTeamNa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10.207cm">
          <text:p text:style-name="P1"><text:span text:style-name="T1">setTeamNa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14.334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15.286cm">
          <text:p text:style-name="P1"><text:span text:style-name="T1">cre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16.239cm">
          <text:p text:style-name="P1"><text:span text:style-name="T1">upd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17.191cm">
          <text:p text:style-name="P1"><text:span text:style-name="T1">dele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21.32cm">
          <text:p text:style-name="P1"><text:span text:style-name="T1">teamPro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22.272cm">
          <text:p text:style-name="P1"><text:span text:style-name="T1">memberPro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23.225cm">
          <text:p text:style-name="P1"><text:span text:style-name="T1">makeC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1cm" svg:height="0.635cm" svg:x="8.937cm" svg:y="24.177cm">
          <text:p text:style-name="P1"><text:span text:style-name="T1">doEverything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11.477cm">
          <text:p text:style-name="P1"><text:span text:style-name="T1">getTeam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12.429cm">
          <text:p text:style-name="P1"><text:span text:style-name="T1">setTeam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16.24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17.192cm">
          <text:p text:style-name="P1"><text:span text:style-name="T1">cre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18.145cm">
          <text:p text:style-name="P1"><text:span text:style-name="T1">upd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19.097cm">
          <text:p text:style-name="P1"><text:span text:style-name="T1">delet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22.907cm">
          <text:p text:style-name="P1"><text:span text:style-name="T1">team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23.859cm">
          <text:p text:style-name="P1"><text:span text:style-name="T1">member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24.812cm">
          <text:p text:style-name="P1"><text:span text:style-name="T1">makeCSS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0.635cm" svg:x="15.922cm" svg:y="25.764cm">
          <text:p text:style-name="P1"><text:span text:style-name="T1">doEveryth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3T14:35:21.678440323</meta:creation-date>
    <dc:date>2022-12-23T15:37:23.903254166</dc:date>
    <meta:editing-duration>PT9M57S</meta:editing-duration>
    <meta:editing-cycles>2</meta:editing-cycles>
    <meta:generator>LibreOffice/7.2.5.2.0$Linux_X86_64 LibreOffice_project/20$Build-2</meta:generator>
    <meta:document-statistic meta:object-count="49"/>
  </office:meta>
</office:document-meta>
</file>